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15" style:family="table">
      <style:table-properties style:width="4.763cm" table:align="left"/>
    </style:style>
    <style:style style:name="Table15.A" style:family="table-column">
      <style:table-column-properties style:column-width="1.508cm"/>
    </style:style>
    <style:style style:name="Table15.B" style:family="table-column">
      <style:table-column-properties style:column-width="1.614cm"/>
    </style:style>
    <style:style style:name="Table15.C" style:family="table-column">
      <style:table-column-properties style:column-width="1.64cm"/>
    </style:style>
    <style:style style:name="Table15.A1" style:family="table-cell">
      <style:table-cell-properties style:vertical-align="middle" fo:background-color="#efefef">
        <style:background-image/>
      </style:table-cell-properties>
    </style:style>
    <style:style style:name="Table15.A2" style:family="table-cell">
      <style:table-cell-properties style:vertical-align="middle"/>
    </style:style>
    <style:style style:name="Table19" style:family="table">
      <style:table-properties style:width="16.489cm" style:rel-width="97%" table:align="left"/>
    </style:style>
    <style:style style:name="Table19.A" style:family="table-column">
      <style:table-column-properties style:column-width="1.838cm" style:rel-column-width="7086*"/>
    </style:style>
    <style:style style:name="Table19.B" style:family="table-column">
      <style:table-column-properties style:column-width="14.651cm" style:rel-column-width="56477*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3.38cm" table:align="left"/>
    </style:style>
    <style:style style:name="Table20.A" style:family="table-column">
      <style:table-column-properties style:column-width="3.38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3.38cm" table:align="left"/>
    </style:style>
    <style:style style:name="Table21.A" style:family="table-column">
      <style:table-column-properties style:column-width="3.38cm"/>
    </style:style>
    <style:style style:name="Table21.A1" style:family="table-cell">
      <style:table-cell-properties style:vertical-align="middle"/>
    </style:style>
    <style:style style:name="Table5" style:family="table">
      <style:table-properties style:width="3.798cm" table:align="left"/>
    </style:style>
    <style:style style:name="Table5.A" style:family="table-column">
      <style:table-column-properties style:column-width="3.798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3.798cm" table:align="left"/>
    </style:style>
    <style:style style:name="Table6.A" style:family="table-column">
      <style:table-column-properties style:column-width="3.798cm"/>
    </style:style>
    <style:style style:name="Table6.A1" style:family="table-cell">
      <style:table-cell-properties style:vertical-align="middle"/>
    </style:style>
    <style:style style:name="Table16" style:family="table">
      <style:table-properties style:width="9.88cm" table:align="left"/>
    </style:style>
    <style:style style:name="Table16.A" style:family="table-column">
      <style:table-column-properties style:column-width="9.88cm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9.88cm" table:align="left"/>
    </style:style>
    <style:style style:name="Table17.A" style:family="table-column">
      <style:table-column-properties style:column-width="1.02cm"/>
    </style:style>
    <style:style style:name="Table17.B" style:family="table-column">
      <style:table-column-properties style:column-width="1.296cm"/>
    </style:style>
    <style:style style:name="Table17.C" style:family="table-column">
      <style:table-column-properties style:column-width="3.798cm"/>
    </style:style>
    <style:style style:name="Table17.D" style:family="table-column">
      <style:table-column-properties style:column-width="3.766cm"/>
    </style:style>
    <style:style style:name="Table17.A1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bold" style:font-weight-asian="normal" style:font-weight-complex="normal"/>
    </style:style>
    <style:style style:name="P5" style:family="paragraph" style:parent-style-name="Text_20_body">
      <style:text-properties fo:color="#000000" fo:font-weight="bold" style:font-weight-asian="bold" style:font-weight-complex="bold"/>
    </style:style>
    <style:style style:name="P6" style:family="paragraph" style:parent-style-name="Text_20_body">
      <style:text-properties fo:color="#000000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Standard">
      <style:text-properties fo:color="#000000" fo:font-weight="bold"/>
    </style:style>
    <style:style style:name="P10" style:family="paragraph" style:parent-style-name="Table_20_Contents">
      <style:paragraph-properties fo:text-align="center" style:justify-single-word="false" fo:padding="0cm" fo:border="none"/>
      <style:text-properties fo:color="#000000" style:font-name="arial" fo:font-size="10.5pt" style:font-size-asian="10.5pt" style:font-size-complex="10.5pt"/>
    </style:style>
    <style:style style:name="P11" style:family="paragraph" style:parent-style-name="Table_20_Heading">
      <style:paragraph-properties fo:text-align="center" style:justify-single-word="false" fo:padding="0cm" fo:border="non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fo:color="#000000" fo:font-weight="bold"/>
    </style:style>
    <style:style style:name="P14" style:family="paragraph" style:parent-style-name="Standard">
      <style:text-properties fo:color="#000000" fo:font-weight="bold" style:font-weight-asian="bold" style:font-weight-complex="bold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7" style:family="paragraph" style:parent-style-name="Text_20_body">
      <style:text-properties fo:color="#000000" fo:font-weight="normal" style:font-weight-asian="normal" style:font-weight-complex="normal"/>
    </style:style>
    <style:style style:name="P18" style:family="paragraph" style:parent-style-name="Text_20_body">
      <style:text-properties fo:color="#000000" fo:font-weight="bold"/>
    </style:style>
    <style:style style:name="P19" style:family="paragraph" style:parent-style-name="Text_20_body">
      <style:text-properties fo:color="#000000" fo:font-weight="bold" style:font-weight-asian="bold" style:font-weight-complex="bold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Header">
      <style:paragraph-properties fo:text-align="end" style:justify-single-word="false"/>
    </style:style>
    <style:style style:name="P22" style:family="paragraph" style:parent-style-name="Header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<text:span text:style-name="T8">SELECT</text:span> <text:s/><text:span text:style-name="T7">P.COD_PROG, P.NOMBRE </text:span></text:p>
      <text:p text:style-name="P3"><text:span text:style-name="T8">FROM</text:span> <text:span text:style-name="T7">PROGRAMA P </text:span></text:p>
      <text:p text:style-name="P3"><text:span text:style-name="T8">WHERE</text:span> <text:span text:style-name="T8">NOT EXISTS</text:span> ( </text:p>
      <text:p text:style-name="P3"><text:s/><text:span text:style-name="T8">SELECT</text:span> * </text:p>
      <text:p text:style-name="P3"><text:s/><text:span text:style-name="T8">FROM</text:span> <text:span text:style-name="T7">PROGRAMA P2, ESPACIO E </text:span></text:p>
      <text:p text:style-name="P3"><text:s/><text:span text:style-name="T8">WHERE</text:span> <text:span text:style-name="T7">P2.COD_PROG = P.COD_PROG</text:span> <text:span text:style-name="T8">AND</text:span> <text:span text:style-name="T7">P.COD_PROG = E.COD_PROG</text:span> <text:span text:style-name="T8">AND</text:span> <text:span text:style-name="T7">E.DIA <text:s/></text:span><text:span text:style-name="T8">IN</text:span><text:span text:style-name="T7">('DOM', 'SAB') );</text:span></text:p>
      <text:p text:style-name="P3"/>
      <text:p text:style-name="P9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6">       2. El  o  los días de la semana en que el anunciante “Juan Uncio”,  anuncie su mayor cantidad diaria de anuncios.</text:p>
      <text:p text:style-name="P3"/>
      <text:p text:style-name="P3"><text:s/><text:span text:style-name="T8">SELECT</text:span> <text:span text:style-name="T7">DIA, </text:span><text:span text:style-name="T8">COUNT</text:span><text:span text:style-name="T7">(DIA) </text:span><text:span text:style-name="T8">AS</text:span> <text:span text:style-name="T7">CANT_ANUNCIOS</text:span> </text:p>
      <text:p text:style-name="P3"><text:span text:style-name="T8">FROM</text:span> <text:span text:style-name="T7">PUBLICIDAD P, ANUNCIO AN, ANUNCIANTE AT </text:span></text:p>
      <text:p text:style-name="P3"><text:span text:style-name="T8">WHERE</text:span> <text:span text:style-name="T7">P.TITULO = AN.TITULO </text:span><text:span text:style-name="T8">AND</text:span><text:span text:style-name="T7"> AN.CUENTA = AT.CUENTA</text:span> <text:span text:style-name="T8">AND</text:span> <text:span text:style-name="T7">AT.RAZON_SOCIAL = 'Juan Uncio' </text:span></text:p>
      <text:p text:style-name="P3"><text:span text:style-name="T8">GROUP BY</text:span> <text:span text:style-name="T7">DIA</text:span> </text:p>
      <text:p text:style-name="P3"><text:span text:style-name="T8">HAVING</text:span> <text:span text:style-name="T8">COUNT</text:span><text:span text:style-name="T7">(DIA) </text:span>= ( <text:s text:c="2"/></text:p>
      <text:p text:style-name="P3"><text:s text:c="5"/><text:span text:style-name="T8">SELECT</text:span> <text:span text:style-name="T8">MAX</text:span>(<text:span text:style-name="T7">CANTIDAD_DIARIA</text:span>) </text:p>
      <text:p text:style-name="P3"><text:s text:c="5"/><text:span text:style-name="T8">FROM</text:span> ( <text:s/></text:p>
      <text:p text:style-name="P3"><text:s text:c="12"/><text:span text:style-name="T8">SELECT</text:span> <text:s/><text:span text:style-name="T7">P.DIA,</text:span> <text:span text:style-name="T8">COUNT</text:span> (*) <text:span text:style-name="T8">AS</text:span> <text:span text:style-name="T7">CANTIDAD_DIARIA </text:span></text:p>
      <text:p text:style-name="P3"><text:s text:c="12"/><text:span text:style-name="T8">FROM</text:span> <text:span text:style-name="T7">PUBLICIDAD P, ANUNCIO AN, ANUNCIANTE AT </text:span></text:p>
      <text:p text:style-name="P3"><text:s text:c="11"/><text:span text:style-name="T8">WHERE</text:span><text:span text:style-name="T7"> P.TITULO = AN.TITULO</text:span> <text:span text:style-name="T8">AND</text:span> <text:span text:style-name="T7">AN.CUENTA = AT.CUENTA</text:span> <text:span text:style-name="T8">AND</text:span> <text:tab/><text:span text:style-name="T7">AT.RAZON_SOCIAL = 'Juan Uncio' </text:span></text:p>
      <text:p text:style-name="P3"><text:s text:c="11"/><text:span text:style-name="T8">GROUP BY</text:span> <text:span text:style-name="T7">P.DIA </text:span><text:s text:c="5"/>) </text:p>
      <text:p text:style-name="P3">);</text:p>
      <text:p text:style-name="P9"><text:tab/></text:p>
      <text:p text:style-name="P9"><text:soft-page-break/>Resultado     </text:p>
      <text:section text:style-name="Sect1" text:name="Section1">
        <text:p text:style-name="P1"><text:bookmark text:name="report_3013374628286540158_catch"/><text:bookmark text:name="report_R30133746282865401581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2"/><text:bookmark text:name="COL011"/>DIA<text:bookmark text:name="COL022"/><text:bookmark text:name="COL021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8"/>
            </table:table-cell>
          </table:table-row>
        </table:table>
      </text:section>
      <text:p text:style-name="P3"/>
      <text:p text:style-name="P2"/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6"><text:span text:style-name="T2">SELECT</text:span> A.RAZON_SOCIAL</text:p>
      <text:p text:style-name="P6"><text:span text:style-name="T2">FROM</text:span> ANUNCIANTE A, ANUNCIO AN,PUBLICIDAD P, ESPACIO E</text:p>
      <text:p text:style-name="P6"><text:span text:style-name="T2">WHERE</text:span> A.CUENTA=AN.CUENTA <text:span text:style-name="T2">AND</text:span> AN.TITULO=P.TITULO <text:span text:style-name="T2">AND</text:span> P.DIA=E.DIA <text:span text:style-name="T2">AND</text:span> P.HORA=E.HORA </text:p>
      <text:p text:style-name="P6"><text:span text:style-name="T2">GROUP BY</text:span> A.RAZON_SOCIAL</text:p>
      <text:p text:style-name="P6"><text:span text:style-name="T2">HAVING</text:span> <text:span text:style-name="T2">COUNT</text:span>(<text:span text:style-name="T2">DISTINCT</text:span> E.COD_PROG)&gt;=<text:span text:style-name="T2">ALL</text:span>(<text:span text:style-name="T2">SELECT</text:span> RES.CANTIDAD_PROGRAMAS_DISTINTOS <text:span text:style-name="T2">FROM</text:span> (<text:span text:style-name="T2">SELECT</text:span> A.RAZON_SOCIAL,<text:span text:style-name="T2">COUNT</text:span>(<text:span text:style-name="T2">DISTINCT</text:span> E.COD_PROG) <text:span text:style-name="T2">AS</text:span> CANTIDAD_PROGRAMAS_DISTINTOS</text:p>
      <text:p text:style-name="P6"><text:span text:style-name="T2">FROM</text:span> ANUNCIANTE A, ANUNCIO AN,PUBLICIDAD P, ESPACIO E</text:p>
      <text:p text:style-name="P6"><text:span text:style-name="T2">WHERE</text:span> A.CUENTA=AN.CUENTA <text:span text:style-name="T2">AND</text:span> AN.TITULO=P.TITULO <text:span text:style-name="T2">AND</text:span> P.DIA=E.DIA <text:span text:style-name="T2">AND</text:span> P.HORA=E.HORA</text:p>
      <text:p text:style-name="P6"><text:span text:style-name="T2">GROUP BY</text:span> A.RAZON_SOCIAL) RES);</text:p>
      <text:p text:style-name="P3"/>
      <text:p text:style-name="P3">Resultado     </text:p>
      <text:section text:style-name="Sect1" text:name="Section5">
        <text:p text:style-name="P1"><text:bookmark text:name="report_3013374628286540158_catch4"/><text:bookmark text:name="report_R30133746282865401585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10"/><text:bookmark text:name="COL019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6">4)</text:p>
      <text:p text:style-name="P6"><text:span text:style-name="T2">SELECT</text:span> P.NOMBRE</text:p>
      <text:p text:style-name="P6"><text:span text:style-name="T2">FROM</text:span> (<text:span text:style-name="T2">SELECT</text:span> RES_SEM.COD_PROG, <text:span text:style-name="T2">SUM</text:span>(RES_SEM.VECES)/5 <text:span text:style-name="T2">AS</text:span> PROMEDIO_SEMANA <text:span text:style-name="T2">FROM</text:span>(<text:span text:style-name="T2">SELECT</text:span> E.DIA, E.COD_PROG, <text:span text:style-name="T2">COUNT</text:span>(*) <text:span text:style-name="T2">AS</text:span> VECES <text:span text:style-name="T2">FROM</text:span> ESPACIO E,PRODUCCION PR <text:span text:style-name="T2">WHERE</text:span> E.DIA <text:span text:style-name="T2">NOT IN</text:span> ('SAB','DOM') <text:span text:style-name="T2">AND</text:span> E.COD_PROG=PR.COD_PROG <text:span text:style-name="T2">GROUP BY</text:span> E.COD_PROG,E.DIA) RES_SEM </text:p>
      <text:p text:style-name="P6"><text:span text:style-name="T2">GROUP BY</text:span> RES_SEM.COD_PROG) PROM_SEM,(<text:span text:style-name="T2">SELECT</text:span> RES_FIN.COD_PROG, <text:soft-page-break/><text:span text:style-name="T2">SUM</text:span>(RES_FIN.VECES)/2 <text:span text:style-name="T2">AS</text:span> PROMEDIO_FIN_DE_SEMANA <text:span text:style-name="T2">FROM</text:span>(<text:span text:style-name="T2">SELECT</text:span> E.DIA, E.COD_PROG, <text:span text:style-name="T2">COUNT</text:span>(*) <text:span text:style-name="T2">AS</text:span> VECES <text:span text:style-name="T2">FROM</text:span> ESPACIO E,PRODUCCION PR <text:span text:style-name="T2">WHERE</text:span> E.DIA <text:span text:style-name="T2">IN</text:span> ('SAB','DOM') <text:span text:style-name="T2">AND</text:span> E.COD_PROG=PR.COD_PROG <text:span text:style-name="T2">GROUP BY</text:span> E.COD_PROG,E.DIA) RES_FIN </text:p>
      <text:p text:style-name="P6"><text:span text:style-name="T2">GROUP BY</text:span> RES_FIN.COD_PROG) PROM_FIN_DE_SEMANA, PROGRAMA P</text:p>
      <text:p text:style-name="P6"><text:span text:style-name="T2">WHERE</text:span> PROM_FIN_DE_SEMANA.PROMEDIO_FIN_DE_SEMANA&gt;PROM_SEM.PROMEDIO_SEMANA <text:span text:style-name="T2">AND</text:span> PROM_FIN_DE_SEMANA.COD_PROG=PROM_SEM.COD_PROG <text:span text:style-name="T2">AND</text:span> P.COD_PROG=PROM_SEM.COD_PROG;</text:p>
      <text:p text:style-name="P6"/>
      <text:p text:style-name="P14">Resultado     </text:p>
      <text:section text:style-name="Sect1" text:name="Section2">
        <text:p text:style-name="P1"><text:bookmark text:name="report_3013374628286540158_catch1"/><text:bookmark text:name="report_R30133746282865401582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row>
                  <table:table-cell table:style-name="Table6.A1" office:value-type="string">
                    <text:p text:style-name="Table_20_Heading"><text:bookmark text:name="COL014"/><text:bookmark text:name="COL013"/>NOMBRE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8"/>
            </table:table-cell>
          </table:table-row>
        </table:table>
      </text:section>
      <text:p text:style-name="P12"/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6"><text:span text:style-name="T2">SELECT</text:span> T.DIA, T.HORA, T.TANDA</text:p>
      <text:p text:style-name="P5">FROM </text:p>
      <text:p text:style-name="P6"><text:span text:style-name="T2">(SELECT</text:span> DIA, HORA, TANDA, <text:span text:style-name="T2">COUNT(*) AS</text:span> CANT_ANUNCIOS</text:p>
      <text:p text:style-name="P6"><text:span text:style-name="T2">FROM</text:span> PUBLICIDAD </text:p>
      <text:p text:style-name="P6"><text:span text:style-name="T2">GROUP BY</text:span> DIA, HORA, TANDA<text:span text:style-name="T2">) </text:span>T, </text:p>
      <text:p text:style-name="P6"><text:span text:style-name="T2"><text:s/>(SELECT DISTINCT</text:span> DIA,<text:span text:style-name="T2"> </text:span><text:span text:style-name="T9">AVG</text:span><text:span text:style-name="T2">(</text:span>CANT_DIA<text:span text:style-name="T2">)</text:span> <text:span text:style-name="T2">AS</text:span> PROM_DIA</text:p>
      <text:p text:style-name="P6"><text:span text:style-name="T2">FROM (SELECT</text:span> DIA, HORA, TANDA,<text:span text:style-name="T2"> COUNT(*) AS</text:span> CANT_DIA</text:p>
      <text:p text:style-name="P6"><text:span text:style-name="T2">FROM</text:span> PUBLICIDAD</text:p>
      <text:p text:style-name="P6"><text:span text:style-name="T2">GROUP BY</text:span> DIA, HORA, TANDA<text:span text:style-name="T2">)</text:span></text:p>
      <text:p text:style-name="P6"><text:span text:style-name="T2">GROUP BY</text:span> DIA<text:span text:style-name="T2">)</text:span> R</text:p>
      <text:p text:style-name="P6"><text:span text:style-name="T2">WHERE</text:span> T.DIA <text:span text:style-name="T2">= </text:span>R.DIA<text:span text:style-name="T2"> AND</text:span> T.CANT_ANUNCIOS <text:span text:style-name="T2">&gt;</text:span> R.PROM_DIA</text:p>
      <text:p text:style-name="P6"><text:tab/><text:span text:style-name="T2">Resultado</text:span>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"><text:bookmark text:name="COL0114"/><text:bookmark text:name="COL0113"/>DIA<text:bookmark text:name="COL026"/><text:bookmark text:name="COL025"/></text:p>
          </table:table-cell>
          <table:table-cell table:style-name="Table15.A1" office:value-type="string">
            <text:p text:style-name="P11">HORA<text:bookmark text:name="COL03"/></text:p>
          </table:table-cell>
          <table:table-cell table:style-name="Table15.A1" office:value-type="string">
            <text:p text:style-name="P11">T<text:span text:style-name="T2">AND</text:span>A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1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</table:table>
      <text:p text:style-name="P7"/>
      <text:p text:style-name="P6">    <text:span text:style-name="T2">   6.</text:span> Para cada día, mostrar el día, la hora y el nombre del programa que se emite en el espacio con la mayor cantidad de anuncios distintos de cada día.</text:p>
      <text:p text:style-name="P6"><text:soft-page-break/></text:p>
      <text:p text:style-name="P5">6)</text:p>
      <text:p text:style-name="P6"><text:span text:style-name="T2">SELECT</text:span> ES.DIA, ES.HORA, PR.NOMBRE, ANUN_DISTINTOS</text:p>
      <text:p text:style-name="P6"><text:span text:style-name="T2">FROM</text:span> ESPACIO ES, PROGRAMA PR, (<text:span text:style-name="T2">SELECT</text:span> E.DIA, E.HORA, <text:span text:style-name="T2">COUNT</text:span>(<text:span text:style-name="T2">DISTINCT</text:span> P.TITULO) <text:span text:style-name="T2">AS</text:span> ANUN_DISTINTOS</text:p>
      <text:p text:style-name="P6"><text:span text:style-name="T2">FROM</text:span> ESPACIO E, PUBLICIDAD P</text:p>
      <text:p text:style-name="P6"><text:span text:style-name="T2">WHERE</text:span> E.DIA = P.DIA <text:span text:style-name="T2">AND</text:span> E.HORA = P.HORA</text:p>
      <text:p text:style-name="P6"><text:span text:style-name="T2">GROUP BY</text:span> E.DIA, E.HORA) CANT, (<text:span text:style-name="T2">SELECT</text:span> DIA, <text:span text:style-name="T2">MAX</text:span> (ANUN_DISTINTOS) <text:span text:style-name="T2">AS</text:span> MAX_DIA</text:p>
      <text:p text:style-name="P6"><text:span text:style-name="T2">FROM</text:span></text:p>
      <text:p text:style-name="P6">(<text:span text:style-name="T2">SELECT</text:span> E.DIA, E.HORA, <text:span text:style-name="T2">COUNT</text:span>(<text:span text:style-name="T2">DISTINCT</text:span> P.TITULO) <text:span text:style-name="T2">AS</text:span> ANUN_DISTINTOS</text:p>
      <text:p text:style-name="P6"><text:span text:style-name="T2">FROM</text:span> ESPACIO E, PUBLICIDAD P</text:p>
      <text:p text:style-name="P6"><text:span text:style-name="T2">WHERE</text:span> E.DIA = P.DIA <text:span text:style-name="T2">AND</text:span> E.HORA = P.HORA</text:p>
      <text:p text:style-name="P6"><text:span text:style-name="T2">GROUP BY</text:span> E.DIA, E.HORA)</text:p>
      <text:p text:style-name="P6"><text:span text:style-name="T2">GROUP BY</text:span> DIA) TOTAL</text:p>
      <text:p text:style-name="P6"><text:span text:style-name="T2">WHERE</text:span> ES.COD_PROG = PR.COD_PROG <text:span text:style-name="T2">AND</text:span> CANT.DIA = ES.DIA <text:span text:style-name="T2">AND</text:span> CANT.HORA = ES.HORA <text:span text:style-name="T2">AND</text:span></text:p>
      <text:p text:style-name="P6">CANT.ANUN_DISTINTOS = TOTAL.MAX_DIA <text:span text:style-name="T2">AND</text:span> TOTAL.DIA = ES.DIA;</text:p>
      <text:p text:style-name="P6"/>
      <text:p text:style-name="P12"><text:span text:style-name="T2">Resultado</text:span>     </text:p>
      <text:section text:style-name="Sect1" text:name="Section8">
        <text:p text:style-name="P1"><text:bookmark text:name="report_3013374628286540158_catch7"/><text:bookmark text:name="report_R30133746282865401588"/></text:p>
        <table:table table:name="Table16" table:style-name="Table16">
          <table:table-column table:style-name="Table16.A"/>
          <table:table-row>
            <table:table-cell table:style-name="Table16.A1" office:value-type="string">
              <table:table table:name="Table17" table:style-name="Table17">
                <table:table-column table:style-name="Table17.A"/>
                <table:table-column table:style-name="Table17.B"/>
                <table:table-column table:style-name="Table17.C"/>
                <table:table-column table:style-name="Table17.D"/>
                <table:table-row>
                  <table:table-cell table:style-name="Table17.A1" office:value-type="string">
                    <text:p text:style-name="Table_20_Heading"><text:bookmark text:name="COL0118"/><text:bookmark text:name="COL0117"/>DIA<text:bookmark text:name="COL024"/><text:bookmark text:name="COL023"/></text:p>
                  </table:table-cell>
                  <table:table-cell table:style-name="Table17.A1" office:value-type="string">
                    <text:p text:style-name="Table_20_Heading">HORA<text:bookmark text:name="COL032"/><text:bookmark text:name="COL031"/></text:p>
                  </table:table-cell>
                  <table:table-cell table:style-name="Table17.A1" office:value-type="string">
                    <text:p text:style-name="Table_20_Heading">NOMBRE<text:bookmark text:name="COL04"/></text:p>
                  </table:table-cell>
                  <table:table-cell table:style-name="Table17.A1" office:value-type="string">
                    <text:p text:style-name="Table_20_Heading">ANUN_DISTINTOS</text:p>
                  </table:table-cell>
                </table:table-row>
                <table:table-row>
                  <table:table-cell table:style-name="Table17.A1" office:value-type="string">
                    <text:p text:style-name="Table_20_Contents">LUN</text:p>
                  </table:table-cell>
                  <table:table-cell table:style-name="Table17.A1" office:value-type="string">
                    <text:p text:style-name="Table_20_Contents">11:00</text:p>
                  </table:table-cell>
                  <table:table-cell table:style-name="Table17.A1" office:value-type="string">
                    <text:p text:style-name="Table_20_Contents">La Aventura del Punto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IE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Canal "ETA"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IE</text:p>
                  </table:table-cell>
                  <table:table-cell table:style-name="Table17.A1" office:value-type="string">
                    <text:p text:style-name="Table_20_Contents">11:00</text:p>
                  </table:table-cell>
                  <table:table-cell table:style-name="Table17.A1" office:value-type="string">
                    <text:p text:style-name="Table_20_Contents">La Aventura del Punto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VIE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Su Ojo en la Lup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SAB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Su Ojo en la Lupa</text:p>
                  </table:table-cell>
                  <table:table-cell table:style-name="Table17.A1" office:value-type="string">
                    <text:p text:style-name="Table_20_Contents">3</text:p>
                  </table:table-cell>
                </table:table-row>
                <table:table-row>
                  <table:table-cell table:style-name="Table17.A1" office:value-type="string">
                    <text:p text:style-name="Table_20_Contents">LUN</text:p>
                  </table:table-cell>
                  <table:table-cell table:style-name="Table17.A1" office:value-type="string">
                    <text:p text:style-name="Table_20_Contents">15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DOM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Su Ojo en la Lupa</text:p>
                  </table:table-cell>
                  <table:table-cell table:style-name="Table17.A1" office:value-type="string">
                    <text:p text:style-name="Table_20_Contents">4</text:p>
                  </table:table-cell>
                </table:table-row>
                <table:table-row>
                  <table:table-cell table:style-name="Table17.A1" office:value-type="string">
                    <text:p text:style-name="Table_20_Contents">LUN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Canal "ETA"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IE</text:p>
                  </table:table-cell>
                  <table:table-cell table:style-name="Table17.A1" office:value-type="string">
                    <text:p text:style-name="Table_20_Contents">15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AR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Canal "ETA"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JUE</text:p>
                  </table:table-cell>
                  <table:table-cell table:style-name="Table17.A1" office:value-type="string">
                    <text:p text:style-name="Table_20_Contents">13:00</text:p>
                  </table:table-cell>
                  <table:table-cell table:style-name="Table17.A1" office:value-type="string">
                    <text:p text:style-name="Table_20_Contents">Canal "ETA"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AR</text:p>
                  </table:table-cell>
                  <table:table-cell table:style-name="Table17.A1" office:value-type="string">
                    <text:p text:style-name="Table_20_Contents">11:00</text:p>
                  </table:table-cell>
                  <table:table-cell table:style-name="Table17.A1" office:value-type="string">
                    <text:p text:style-name="Table_20_Contents">La Aventura del Punto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MAR</text:p>
                  </table:table-cell>
                  <table:table-cell table:style-name="Table17.A1" office:value-type="string">
                    <text:p text:style-name="Table_20_Contents">15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JUE</text:p>
                  </table:table-cell>
                  <table:table-cell table:style-name="Table17.A1" office:value-type="string">
                    <text:p text:style-name="Table_20_Contents">15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JUE</text:p>
                  </table:table-cell>
                  <table:table-cell table:style-name="Table17.A1" office:value-type="string">
                    <text:p text:style-name="Table_20_Contents">11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VIE</text:p>
                  </table:table-cell>
                  <table:table-cell table:style-name="Table17.A1" office:value-type="string">
                    <text:p text:style-name="Table_20_Contents">15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  <table:table-row>
                  <table:table-cell table:style-name="Table17.A1" office:value-type="string">
                    <text:p text:style-name="Table_20_Contents">VIE</text:p>
                  </table:table-cell>
                  <table:table-cell table:style-name="Table17.A1" office:value-type="string">
                    <text:p text:style-name="Table_20_Contents">11:00</text:p>
                  </table:table-cell>
                  <table:table-cell table:style-name="Table17.A1" office:value-type="string">
                    <text:p text:style-name="Table_20_Contents">Viva la Patria</text:p>
                  </table:table-cell>
                  <table:table-cell table:style-name="Table17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6.A1" office:value-type="string">
              <text:p text:style-name="P8"/>
            </table:table-cell>
          </table:table-row>
        </table:table>
      </text:section>
      <text:p text:style-name="P6"/>
      <text:p text:style-name="P6"/>
      <text:p text:style-name="P6"><text:soft-page-break/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6"><text:span text:style-name="T2">SELECT</text:span> <text:span text:style-name="T2">DISTINCT</text:span> P.NOMBRE</text:p>
      <text:p text:style-name="P6"><text:span text:style-name="T2">FROM</text:span> PROGRAMA P, OCUPACION O</text:p>
      <text:p text:style-name="P6"><text:span text:style-name="T2">WHERE</text:span> O.COD_PROG=P.COD_PROG</text:p>
      <text:p text:style-name="P6"><text:span text:style-name="T2">AND</text:span> <text:span text:style-name="T2">NOT EXISTS</text:span>(<text:span text:style-name="T2">SELECT</text:span> 'DIAS HABILES' <text:span text:style-name="T2">FROM</text:span> ESPACIO E <text:span text:style-name="T2">WHERE</text:span> E.DIA <text:span text:style-name="T2">NOT IN</text:span>('SAB','DOM')</text:p>
      <text:p text:style-name="P6"><text:span text:style-name="T2">AND</text:span> <text:span text:style-name="T2">NOT EXISTS</text:span>(<text:span text:style-name="T2">SELECT</text:span> 'PROGRAMA EN VIVO' <text:span text:style-name="T2">FROM</text:span> OCUPACION OC,ESPACIO E1 <text:span text:style-name="T2">WHERE</text:span> OC.COD_PROG=E1.COD_PROG <text:span text:style-name="T2">AND</text:span> E1.DIA=E.DIA <text:span text:style-name="T2">AND</text:span> OC.COD_PROG=O.COD_PROG));</text:p>
      <text:p text:style-name="P3"/>
      <text:p text:style-name="P9">Resultado     </text:p>
      <text:section text:style-name="Sect1" text:name="Section6">
        <text:p text:style-name="P1"><text:bookmark text:name="report_3013374628286540158_catch5"/><text:bookmark text:name="report_R30133746282865401586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2"/><text:bookmark text:name="COL0111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8"/>
            </table:table-cell>
          </table:table-row>
        </table:table>
      </text:section>
      <text:p text:style-name="P3"/>
      <text:p text:style-name="P9"/>
      <text:p text:style-name="P2">       <text:span text:style-name="T1">8.</text:span><text:span text:style-name="T7"> Los días en que se ocupan todos los estudios.</text:span></text:p>
      <text:p text:style-name="P4"/>
      <text:p text:style-name="P6"><text:span text:style-name="T2">SELECT</text:span> <text:span text:style-name="T2">DISTINCT</text:span> E.DIA </text:p>
      <text:p text:style-name="P6"><text:span text:style-name="T2">FROM</text:span> ESPACIO E </text:p>
      <text:p text:style-name="P6"><text:span text:style-name="T2">WHERE</text:span> <text:span text:style-name="T2">NOT EXISTS</text:span>(<text:span text:style-name="T2">SELECT</text:span> * <text:span text:style-name="T2">FROM</text:span> ESTUDIO EST <text:span text:style-name="T2">WHERE</text:span> <text:span text:style-name="T2">NOT EXISTS</text:span>(<text:span text:style-name="T2">SELECT</text:span> * <text:span text:style-name="T2">FROM</text:span> OCUPACION OC, ESPACIO E1 <text:span text:style-name="T2">WHERE</text:span> OC.ESTUDIO=EST.ESTUDIO <text:span text:style-name="T2">AND</text:span> E1.COD_PROG=OC.COD_PROG <text:span text:style-name="T2">AND</text:span> E1.DIA=E.DIA));</text:p>
      <text:p text:style-name="P3"/>
      <text:p text:style-name="P9">Resultado     </text:p>
      <text:section text:style-name="Sect1" text:name="Section3">
        <text:p text:style-name="P1"><text:bookmark text:name="report_3013374628286540158_catch2"/><text:bookmark text:name="report_R30133746282865401583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6"/><text:bookmark text:name="COL015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P6"/>
      <text:p text:style-name="P6">9)</text:p>
      <text:p text:style-name="Standard"><text:soft-page-break/></text:p>
      <text:p text:style-name="Standard"><text:span text:style-name="T2">SELECT</text:span> A.RAZON_SOCIAL</text:p>
      <text:p text:style-name="Standard"><text:span text:style-name="T2">FROM</text:span> ANUNCIANTE A</text:p>
      <text:p text:style-name="Standard"><text:span text:style-name="T2">WHERE</text:span> <text:span text:style-name="T2">NOT EXISTS</text:span>(<text:span text:style-name="T2">SELECT</text:span> 'PROGRA<text:span text:style-name="T7">MAS</text:span> DE ROMUALDO' <text:span text:style-name="T2">FROM</text:span> PRODUCCION PR, PRODUCTOR PRD <text:span text:style-name="T2">WHERE</text:span> PR.CUIT=PRD.CUIT <text:span text:style-name="T2">AND</text:span> PRD.RAZON_SOCIAL='Romualdo' <text:span text:style-name="T2">AND</text:span></text:p>
      <text:p text:style-name="Standard"><text:span text:style-name="T2">NOT EXISTS</text:span>(<text:span text:style-name="T2">SELECT</text:span> 'ANUNCIOS DE PROGRA<text:span text:style-name="T7">MAS</text:span> DE ROMUALDO'</text:p>
      <text:p text:style-name="Standard"><text:span text:style-name="T2">FROM</text:span> <text:s/>ANUNCIANTE A1, ANUNCIO AN,PUBLICIDAD P, ESPACIO E</text:p>
      <text:p text:style-name="Standard"><text:span text:style-name="T2">WHERE</text:span> A1.CUENTA=AN.CUENTA <text:span text:style-name="T2">AND</text:span> AN.TITULO=P.TITULO <text:span text:style-name="T2">AND</text:span> E.DIA=P.DIA <text:span text:style-name="T2">AND</text:span> E.HORA=P.HORA <text:span text:style-name="T2">AND</text:span> E.COD_PROG=PR.COD_PROG <text:span text:style-name="T2">AND</text:span> A1.RAZON_SOCIAL=A.RAZON_SOCIAL));</text:p>
      <text:p text:style-name="Standard"/>
      <text:section text:style-name="Sect1" text:name="t18ContentMiddle"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Table_20_Heading">Resultado</text:p>
            </table:table-cell>
            <table:table-cell table:style-name="Table19.A1" office:value-type="string">
              <text:p text:style-name="Table_20_Heading">   </text:p>
            </table:table-cell>
          </table:table-row>
          <table:table-row>
            <table:table-cell table:style-name="Table19.A1" table:number-columns-spanned="2" office:value-type="string">
              <text:section text:style-name="Sect1" text:name="Section7">
                <text:p text:style-name="P1"><text:bookmark text:name="report_R30133746282865401587"/><text:bookmark text:name="report_3013374628286540158_catch6"/></text:p>
                <table:table table:name="Table20" table:style-name="Table20">
                  <table:table-column table:style-name="Table20.A"/>
                  <table:table-row>
                    <table:table-cell table:style-name="Table20.A1" office:value-type="string">
                      <table:table table:name="Table21" table:style-name="Table21">
                        <table:table-column table:style-name="Table21.A"/>
                        <table:table-row>
                          <table:table-cell table:style-name="Table21.A1" office:value-type="string">
                            <text:p text:style-name="Table_20_Heading"><text:bookmark text:name="COL0115"/><text:bookmark text:name="COL0116"/>RAZON_SOCIAL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Ricardo Perez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Juan Uncio</text:p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e20.A1" office:value-type="string">
                      <text:p text:style-name="P8"/>
                    </table:table-cell>
                  </table:table-row>
                </table:table>
              </text:section>
            </table:table-cell>
            <table:covered-table-cell/>
          </table:table-row>
        </table:table>
      </text:section>
      <text:p text:style-name="P2"/>
      <text:p text:style-name="P6"/>
      <text:p text:style-name="P6"/>
      <text:p text:style-name="Text_20_body"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6"><text:span text:style-name="T2">SELECT</text:span> <text:span text:style-name="T2">DISTINCT</text:span> P.NOMBRE </text:p>
      <text:p text:style-name="P6"><text:span text:style-name="T2">FROM</text:span> PROGRAMA P, ESPACIO E </text:p>
      <text:p text:style-name="P6"><text:span text:style-name="T2">WHERE</text:span> E.COD_PROG=P.COD_PROG </text:p>
      <text:p text:style-name="P6"><text:span text:style-name="T2">AND</text:span> <text:span text:style-name="T2">NOT EXISTS</text:span>(<text:span text:style-name="T2">SELECT</text:span> * <text:span text:style-name="T2">FROM</text:span> (<text:span text:style-name="T2">SELECT</text:span> E1.DIA <text:span text:style-name="T2">FROM</text:span> ESPACIO E1 <text:span text:style-name="T2">WHERE</text:span> <text:s/><text:span text:style-name="T2">NOT EXISTS</text:span>(<text:span text:style-name="T2">SELECT</text:span> * <text:span text:style-name="T2">FROM</text:span> MOVIL_EXTERIOR ME <text:span text:style-name="T2">WHERE</text:span> <text:span text:style-name="T2">NOT EXISTS</text:span>(<text:span text:style-name="T2">SELECT</text:span> * <text:span text:style-name="T2">FROM</text:span> UTILIZACION UT1,ESPACIO E2 <text:span text:style-name="T2">WHERE</text:span> E2.COD_PROG=UT1.COD_PROG <text:span text:style-name="T2">AND</text:span> UT1.MOVIL=ME.MOVIL <text:span text:style-name="T2">AND</text:span> E2.DIA=E1.DIA))) E4 <text:span text:style-name="T2">WHERE</text:span> <text:span text:style-name="T2">NOT EXISTS</text:span>(<text:span text:style-name="T2">SELECT</text:span> * <text:span text:style-name="T2">FROM</text:span> ESPACIO E3, PROGRAMA P1 <text:span text:style-name="T2">WHERE</text:span> E3.COD_PROG=P1.COD_PROG <text:span text:style-name="T2">AND</text:span> E3.DIA=E4.DIA <text:span text:style-name="T2">AND</text:span> P1.COD_PROG=P.COD_PROG));</text:p>
      <text:p text:style-name="P9"/>
      <text:p text:style-name="P9"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8"/>
            </table:table-cell>
          </table:table-row>
        </table:table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75.15 - Base de Datos</text:span> </text:p>
        <text:p text:style-name="MP2">Grupo 2</text:p>
        <text:p text:style-name="MP2">2da Entreg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8T03:26:03</dc:date>
    <dc:creator>guido </dc:creator>
    <meta:editing-duration>PT02H46M06S</meta:editing-duration>
    <meta:editing-cycles>17</meta:editing-cycles>
    <meta:generator>OpenOffice.org/3.2$Linux OpenOffice.org_project/320m12$Build-9483</meta:generator>
    <meta:document-statistic meta:table-count="20" meta:image-count="0" meta:object-count="0" meta:page-count="6" meta:paragraph-count="219" meta:word-count="953" meta:character-count="6473"/>
  </office:meta>
</office:document-meta>
</file>